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mfortaa Light2" svg:font-family="'Comfortaa Light'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cm" draw:marker-end="Arrowheads_20_1" draw:marker-end-width="0.508cm" draw:fill="none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52cm" svg:stroke-color="#666666" draw:marker-start-width="0.127cm" draw:marker-end="Arrowheads_20_1" draw:marker-end-width="0.635cm" draw:fill="none" draw:textarea-vertical-align="middle" fo:padding-top="0.2cm" fo:padding-bottom="0.2cm" fo:padding-left="0.325cm" fo:padding-right="0.325cm"/>
    </style:style>
    <style:style style:name="gr6" style:family="graphic" style:parent-style-name="standard" style:list-style-name="L1">
      <style:graphic-properties draw:stroke="solid" svg:stroke-width="0.051cm" svg:stroke-color="#000000" draw:marker-start-width="0.279cm" draw:marker-end-width="0.279cm" draw:fill="none" draw:fill-color="#ffffff" fo:min-height="1.41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5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41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563cm"/>
      <style:paragraph-properties style:writing-mode="lr-tb"/>
    </style:style>
    <style:style style:name="gr10" style:family="graphic" style:parent-style-name="objectwithoutfill">
      <style:graphic-properties svg:stroke-width="0.025cm" svg:stroke-color="#b2b2b2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76cm" svg:stroke-color="#333333" draw:marker-start-width="0.305cm" draw:marker-end-width="0.305cm" draw:fill="none" draw:textarea-vertical-align="middle" fo:padding-top="0.162cm" fo:padding-bottom="0.162cm" fo:padding-left="0.287cm" fo:padding-right="0.287cm"/>
    </style:style>
    <style:style style:name="gr13" style:family="graphic" style:parent-style-name="standard" style:list-style-name="L1">
      <style:graphic-properties draw:stroke="solid" svg:stroke-width="0.051cm" svg:stroke-color="#000000" draw:marker-start-width="0.279cm" draw:marker-end-width="0.279cm" draw:fill="none" draw:fill-color="#ffffff" fo:min-height="1.563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-width="0.203cm" draw:marker-end-width="0.203cm" draw:fill="solid" draw:fill-color="#333333" draw:opacity="45%" draw:textarea-horizontal-align="justify" draw:textarea-vertical-align="middle" draw:auto-grow-height="false" fo:min-height="1.097cm" fo:min-width="0.847cm" fo:padding-top="0.15cm" fo:padding-bottom="0.15cm" fo:padding-left="0.275cm" fo:padding-right="0.275cm" draw:shadow-opacity="45%"/>
    </style:style>
    <style:style style:name="gr15" style:family="graphic" style:parent-style-name="standard" style:list-style-name="L1">
      <style:graphic-properties draw:stroke="solid" svg:stroke-width="0.051cm" svg:stroke-color="#000000" draw:marker-start-width="0.279cm" draw:marker-end-width="0.279cm" draw:fill="none" draw:fill-color="#ffffff" fo:min-height="1.563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solid" svg:stroke-width="0.051cm" svg:stroke-color="#000000" draw:marker-start-width="0.279cm" draw:marker-end-width="0.279cm" draw:fill="none" draw:fill-color="#ffffff" fo:min-height="1.41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-width="0.203cm" draw:marker-end-width="0.203cm" draw:fill="solid" draw:fill-color="#333333" draw:opacity="45%" draw:textarea-horizontal-align="justify" draw:textarea-vertical-align="middle" draw:auto-grow-height="false" fo:min-height="0.67cm" fo:min-width="0.401cm" fo:padding-top="0.15cm" fo:padding-bottom="0.15cm" fo:padding-left="0.275cm" fo:padding-right="0.275cm" draw:shadow-opacity="45%"/>
    </style:style>
    <style:style style:name="gr19" style:family="graphic" style:parent-style-name="standard">
      <style:graphic-properties draw:stroke="none" svg:stroke-width="0cm" svg:stroke-color="#000000" draw:marker-start-width="0.203cm" draw:marker-end-width="0.203cm" draw:fill="solid" draw:fill-color="#333333" draw:opacity="45%" draw:textarea-horizontal-align="justify" draw:textarea-vertical-align="middle" draw:auto-grow-height="false" fo:min-height="0.405cm" fo:min-width="0.136cm" fo:padding-top="0.15cm" fo:padding-bottom="0.15cm" fo:padding-left="0.275cm" fo:padding-right="0.275cm" draw:shadow-opacity="45%"/>
    </style:style>
    <style:style style:name="gr20" style:family="graphic" style:parent-style-name="standard">
      <style:graphic-properties draw:stroke="none" svg:stroke-width="0cm" svg:stroke-color="#000000" draw:marker-start-width="0.203cm" draw:marker-end-width="0.203cm" draw:fill="solid" draw:fill-color="#333333" draw:opacity="45%" draw:textarea-horizontal-align="justify" draw:textarea-vertical-align="middle" draw:auto-grow-height="false" fo:min-height="0.207cm" fo:min-width="0cm" fo:padding-top="0.15cm" fo:padding-bottom="0.15cm" fo:padding-left="0.275cm" fo:padding-right="0.275cm" draw:shadow-opacity="45%"/>
    </style:style>
    <style:style style:name="gr21" style:family="graphic" style:parent-style-name="standard">
      <style:graphic-properties draw:stroke="none" svg:stroke-color="#000000" draw:fill="none" draw:fill-color="#ffffff" fo:min-height="1.56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.415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619cm"/>
      <style:paragraph-properties style:writing-mode="lr-tb"/>
    </style:style>
    <style:style style:name="gr24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mfortaa Light1" fo:font-size="36pt" fo:font-weight="250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Comfortaa Light1" fo:font-size="36pt" fo:font-weight="250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mfortaa Light" fo:font-size="36pt" fo:font-weight="250" style:font-size-asian="18pt" style:font-size-complex="18pt"/>
    </style:style>
    <style:style style:name="P6" style:family="paragraph">
      <loext:graphic-properties draw:fill="solid" draw:fill-color="#333333" draw:opacity="45%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style:text-properties fo:font-size="4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style:font-name="Comfortaa Light1" fo:font-size="4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1" fo:font-size="36pt" fo:font-style="normal" fo:text-shadow="none" style:text-underline-style="none" fo:font-weight="250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mfortaa Light2" fo:font-size="36pt" fo:font-weight="250" style:font-name-asian="Comfortaa Light2" style:font-size-asian="18pt" style:font-name-complex="Comfortaa Light2" style:font-size-complex="18pt"/>
    </style:style>
    <style:style style:name="T3" style:family="text">
      <style:text-properties style:font-name="Comfortaa Light1" fo:font-size="36pt" fo:font-weight="250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2" fo:font-size="36pt" fo:font-style="normal" fo:text-shadow="none" style:text-underline-style="none" fo:font-weight="250" style:letter-kerning="true" style:font-name-asian="Comfortaa Light2" style:font-size-asian="18pt" style:font-style-asian="normal" style:font-weight-asian="normal" style:font-name-complex="Comfortaa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1" fo:font-size="36pt" fo:font-style="normal" fo:text-shadow="none" style:text-underline-style="none" fo:font-weight="250" style:letter-kerning="true" style:font-name-asian="Comfortaa Light2" style:font-size-asian="18pt" style:font-style-asian="normal" style:font-weight-asian="normal" style:font-name-complex="Comfortaa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mfortaa Light" fo:font-size="36pt" fo:font-weight="250" style:font-size-asian="18pt" style:font-size-complex="18pt"/>
    </style:style>
    <style:style style:name="T7" style:family="text">
      <style:text-properties style:font-name="Comfortaa Light1" fo:font-size="44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cm" svg:y1="13.396cm" svg:x2="10.26cm" svg:y2="13.396cm">
            <text:p/>
          </draw:line>
          <draw:frame draw:style-name="gr2" draw:text-style-name="P3" draw:layer="layout" svg:width="2.823cm" svg:height="1.665cm" svg:x="10.231cm" svg:y="12.458cm">
            <draw:text-box>
              <text:p text:style-name="P2"><text:span text:style-name="T1">z</text:span><text:span text:style-name="T2">', z</text:span></text:p>
            </draw:text-box>
          </draw:frame>
          <draw:line draw:style-name="gr1" draw:text-style-name="P1" draw:layer="layout" svg:x1="1.484cm" svg:y1="16.549cm" svg:x2="1.484cm" svg:y2="10.199cm">
            <text:p/>
          </draw:line>
          <draw:frame draw:style-name="gr3" draw:text-style-name="P4" draw:layer="layout" svg:width="1.651cm" svg:height="1.665cm" svg:x="0.862cm" svg:y="8.313cm">
            <draw:text-box>
              <text:p><text:span text:style-name="T2">ρ'</text:span></text:p>
            </draw:text-box>
          </draw:frame>
          <draw:line draw:style-name="gr1" draw:text-style-name="P1" draw:layer="layout" svg:x1="1.511cm" svg:y1="13.405cm" svg:x2="8.393cm" svg:y2="3.246cm">
            <text:p/>
          </draw:line>
          <draw:frame draw:style-name="gr3" draw:text-style-name="P4" draw:layer="layout" svg:width="1.016cm" svg:height="1.665cm" svg:x="4.428cm" svg:y="6.183cm">
            <draw:text-box>
              <text:p><text:span text:style-name="T3">r</text:span></text:p>
            </draw:text-box>
          </draw:frame>
          <draw:frame draw:style-name="gr3" draw:text-style-name="P4" draw:layer="layout" svg:width="1.016cm" svg:height="1.665cm" svg:x="2.728cm" svg:y="11.784cm">
            <draw:text-box>
              <text:p><text:span text:style-name="T2">θ</text:span></text:p>
            </draw:text-box>
          </draw:frame>
          <draw:path draw:style-name="gr4" draw:text-style-name="P1" draw:layer="layout" svg:width="2.366cm" svg:height="1.353cm" draw:transform="rotate (-0.566708408122559) translate (3.148cm 10.941cm)" svg:viewBox="0 0 2367 1354" svg:d="M0 0c1656 0 2367 1354 2367 1354">
            <text:p/>
          </draw:path>
          <draw:line draw:style-name="gr1" draw:text-style-name="P1" draw:layer="layout" svg:x1="8.053cm" svg:y1="3.118cm" svg:x2="7.036cm" svg:y2="2.433cm">
            <text:p/>
          </draw:line>
          <draw:frame draw:style-name="gr3" draw:text-style-name="P4" draw:layer="layout" svg:width="1.016cm" svg:height="1.665cm" svg:x="5.928cm" svg:y="1.284cm">
            <draw:text-box>
              <text:p><text:span text:style-name="T2">θ</text:span></text:p>
            </draw:text-box>
          </draw:frame>
          <draw:line draw:style-name="gr4" draw:text-style-name="P1" draw:layer="layout" svg:x1="6.25cm" svg:y1="1.416cm" svg:x2="6.499cm" svg:y2="1.289cm">
            <text:p/>
          </draw:line>
          <draw:line draw:style-name="gr4" draw:text-style-name="P1" draw:layer="layout" svg:x1="6.758cm" svg:y1="1.416cm" svg:x2="6.499cm" svg:y2="1.289cm">
            <text:p/>
          </draw:line>
          <draw:line draw:style-name="gr5" draw:text-style-name="P1" draw:layer="layout" svg:x1="1.487cm" svg:y1="13.396cm" svg:x2="5.932cm" svg:y2="13.396cm">
            <text:p/>
          </draw:line>
          <draw:frame draw:style-name="gr6" draw:text-style-name="P3" draw:layer="layout" svg:width="4.274cm" svg:height="1.715cm" svg:x="2.93cm" svg:y="13.867cm">
            <draw:text-box>
              <text:p text:style-name="P2"><text:span text:style-name="T1">J(z</text:span><text:span text:style-name="T4">'</text:span><text:span text:style-name="T1">,</text:span><text:span text:style-name="T4">ρ'</text:span><text:span text:style-name="T5">)</text:span></text:p>
            </draw:text-box>
          </draw:frame>
          <draw:line draw:style-name="gr1" draw:text-style-name="P1" draw:layer="layout" svg:x1="8.384cm" svg:y1="13.437cm" svg:x2="8.384cm" svg:y2="3.912cm">
            <text:p/>
          </draw:line>
          <draw:frame draw:style-name="gr7" draw:text-style-name="P4" draw:layer="layout" svg:width="4.352cm" svg:height="1.708cm" svg:x="8.528cm" svg:y="7.884cm">
            <draw:text-box>
              <text:p><text:span text:style-name="T1">r sin</text:span><text:span text:style-name="T2">θ</text:span></text:p>
            </draw:text-box>
          </draw:frame>
          <draw:frame draw:style-name="gr3" draw:text-style-name="P4" draw:layer="layout" svg:width="1.016cm" svg:height="1.665cm" svg:x="4.428cm" svg:y="6.184cm">
            <draw:text-box>
              <text:p><text:span text:style-name="T3">r</text:span></text:p>
            </draw:text-box>
          </draw:frame>
        </draw:g>
        <draw:g>
          <draw:line draw:style-name="gr1" draw:text-style-name="P1" draw:layer="layout" svg:x1="26.187cm" svg:y1="13.383cm" svg:x2="39.424cm" svg:y2="13.383cm">
            <text:p/>
          </draw:line>
          <draw:frame draw:style-name="gr8" draw:text-style-name="P3" draw:layer="layout" svg:width="1.493cm" svg:height="1.665cm" svg:x="39.387cm" svg:y="12.424cm">
            <draw:text-box>
              <text:p text:style-name="P2"><text:span text:style-name="T1">z</text:span><text:span text:style-name="T2">'</text:span></text:p>
            </draw:text-box>
          </draw:frame>
          <draw:line draw:style-name="gr1" draw:text-style-name="P1" draw:layer="layout" svg:x1="30.075cm" svg:y1="16.341cm" svg:x2="30.075cm" svg:y2="7.451cm">
            <text:p/>
          </draw:line>
          <draw:frame draw:style-name="gr9" draw:text-style-name="P3" draw:layer="layout" svg:width="2.977cm" svg:height="1.813cm" svg:x="28.592cm" svg:y="5.418cm">
            <draw:text-box>
              <text:p text:style-name="P2"><text:span text:style-name="T4">n(</text:span><text:span text:style-name="T1">z</text:span><text:span text:style-name="T2">')</text:span></text:p>
            </draw:text-box>
          </draw:frame>
          <draw:path draw:style-name="gr10" draw:text-style-name="P1" draw:layer="layout" svg:width="1.571cm" svg:height="0.283cm" draw:transform="skewX (-1.36903626526435) rotate (-1.47043989480522) translate (28.1193901301826cm 11.8500705272934cm)" svg:viewBox="0 0 1572 284" svg:d="M1572 0c-2264 8-1417 284-1417 284">
            <text:p/>
          </draw:path>
          <draw:path draw:style-name="gr11" draw:text-style-name="P1" draw:layer="layout" svg:width="4.925cm" svg:height="0.284cm" draw:transform="skewX (-1.50656821032151) rotate (-1.5383332027078) translate (29.0302867001265cm 8.48978258095606cm)" svg:viewBox="0 0 4926 285" svg:d="M4926 0c-7088 1-4443 285-4443 285">
            <text:p/>
          </draw:path>
          <draw:path draw:style-name="gr12" draw:text-style-name="P1" draw:layer="layout" svg:width="6.841cm" svg:height="0.284cm" draw:transform="skewX (-1.52437056869185) rotate (-1.54740891481817) translate (30.0738308166919cm 6.57398951880483cm)" svg:viewBox="0 0 6842 285" svg:d="M6842 0c-9890-2-6148 285-6148 285">
            <text:p/>
          </draw:path>
          <draw:path draw:style-name="gr11" draw:text-style-name="P1" draw:layer="layout" svg:width="6.691cm" svg:height="0.284cm" draw:transform="skewX (-1.52332337114065) rotate (-1.54688531604258) translate (30.9858462313658cm 6.75544392908237cm)" svg:viewBox="0 0 6692 285" svg:d="M6692 0c-9676-2-6011 285-6011 285">
            <text:p/>
          </draw:path>
          <draw:path draw:style-name="gr10" draw:text-style-name="P1" draw:layer="layout" svg:width="5.196cm" svg:height="0.284cm" draw:transform="skewX (-1.50988433590029) rotate (-1.5404275978102) translate (32.0411323652213cm 8.2202433746669cm)" svg:viewBox="0 0 5197 285" svg:d="M5197 0c-7480 7-4686 285-4686 285">
            <text:p/>
          </draw:path>
          <draw:frame draw:style-name="gr13" draw:text-style-name="P5" draw:layer="layout" svg:width="2.977cm" svg:height="1.863cm" svg:x="32.293cm" svg:y="7.019cm">
            <draw:text-box>
              <text:p text:style-name="P2"><text:span text:style-name="T6">ICD</text:span></text:p>
            </draw:text-box>
          </draw:frame>
          <draw:custom-shape draw:style-name="gr14" draw:text-style-name="P6" draw:layer="layout" svg:width="1.905cm" svg:height="1.905cm" svg:x="17.818cm" svg:y="12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2.977cm" svg:height="1.863cm" svg:x="14.279cm" svg:y="8.493cm">
            <draw:text-box>
              <text:p text:style-name="P2"><text:span text:style-name="T6">ICD</text:span></text:p>
            </draw:text-box>
          </draw:frame>
          <draw:line draw:style-name="gr16" draw:text-style-name="P1" draw:layer="layout" svg:x1="15.605cm" svg:y1="10.398cm" svg:x2="17.891cm" svg:y2="12.684cm">
            <text:p/>
          </draw:line>
          <draw:frame draw:style-name="gr17" draw:text-style-name="P5" draw:layer="layout" svg:width="6.66cm" svg:height="1.715cm" svg:x="8.715cm" svg:y="2.058cm">
            <draw:text-box>
              <text:p text:style-name="P2"><text:span text:style-name="T6">Observer</text:span></text:p>
            </draw:text-box>
          </draw:frame>
          <draw:custom-shape draw:style-name="gr18" draw:text-style-name="P6" draw:layer="layout" svg:width="1.343cm" svg:height="1.37cm" svg:x="18.09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97cm" svg:height="0.997cm" svg:x="18.272cm" svg:y="12.8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684cm" svg:height="0.717cm" svg:x="18.413cm" svg:y="13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draw:layer="layout" svg:width="2.022cm" svg:height="1.812cm" svg:x="5.328cm" svg:y="17.984cm">
          <draw:text-box>
            <text:p><text:span text:style-name="T3">(a)</text:span></text:p>
          </draw:text-box>
        </draw:frame>
        <draw:frame draw:style-name="gr21" draw:text-style-name="P4" draw:layer="layout" svg:width="2.022cm" svg:height="1.812cm" svg:x="31.728cm" svg:y="17.984cm">
          <draw:text-box>
            <text:p><text:span text:style-name="T3">(c)</text:span></text:p>
          </draw:text-box>
        </draw:frame>
        <draw:g>
          <draw:line draw:style-name="gr1" draw:text-style-name="P1" draw:layer="layout" svg:x1="14.187cm" svg:y1="13.399cm" svg:x2="24.347cm" svg:y2="13.399cm">
            <text:p/>
          </draw:line>
          <draw:frame draw:style-name="gr22" draw:text-style-name="P3" draw:layer="layout" svg:width="1.658cm" svg:height="1.665cm" svg:x="24.118cm" svg:y="12.461cm">
            <draw:text-box>
              <text:p text:style-name="P2"><text:span text:style-name="T4">x</text:span><text:span text:style-name="T2">'</text:span></text:p>
            </draw:text-box>
          </draw:frame>
          <draw:line draw:style-name="gr1" draw:text-style-name="P1" draw:layer="layout" svg:x1="18.771cm" svg:y1="16.552cm" svg:x2="18.771cm" svg:y2="10.202cm">
            <text:p/>
          </draw:line>
          <draw:frame draw:style-name="gr3" draw:text-style-name="P4" draw:layer="layout" svg:width="1.651cm" svg:height="1.665cm" svg:x="18.149cm" svg:y="8.316cm">
            <draw:text-box>
              <text:p><text:span text:style-name="T2">y'</text:span></text:p>
            </draw:text-box>
          </draw:frame>
        </draw:g>
        <draw:path draw:style-name="gr4" draw:text-style-name="P1" draw:layer="layout" svg:width="1.777cm" svg:height="1.777cm" svg:x="18.78cm" svg:y="11.668cm" svg:viewBox="0 0 1778 1778" svg:d="M0 0c1651 0 1778 1778 1778 1778">
          <text:p/>
        </draw:path>
        <draw:frame draw:style-name="gr23" draw:text-style-name="P7" draw:layer="layout" svg:width="1.516cm" svg:height="1.869cm" svg:x="19.931cm" svg:y="10.815cm">
          <draw:text-box>
            <text:p text:style-name="P2"><text:span text:style-name="T4">φ'</text:span></text:p>
          </draw:text-box>
        </draw:frame>
        <draw:frame draw:style-name="gr21" draw:text-style-name="P4" draw:layer="layout" svg:width="2.138cm" svg:height="1.812cm" svg:x="18.928cm" svg:y="17.984cm">
          <draw:text-box>
            <text:p><text:span text:style-name="T3">(b)</text:span></text:p>
          </draw:text-box>
        </draw:frame>
        <draw:line draw:style-name="gr16" draw:text-style-name="P1" draw:layer="layout" svg:x1="31.099cm" svg:y1="11.541cm" svg:x2="33.766cm" svg:y2="8.874cm">
          <text:p/>
        </draw:line>
        <draw:line draw:style-name="gr4" draw:text-style-name="P1" draw:layer="layout" svg:x1="29.067cm" svg:y1="14.907cm" svg:x2="32.242cm" svg:y2="14.907cm">
          <text:p/>
        </draw:line>
        <draw:line draw:style-name="gr4" draw:text-style-name="P1" draw:layer="layout" svg:x1="29.067cm" svg:y1="14.208cm" svg:x2="29.067cm" svg:y2="15.605cm">
          <text:p/>
        </draw:line>
        <draw:line draw:style-name="gr4" draw:text-style-name="P1" draw:layer="layout" svg:x1="32.227cm" svg:y1="14.208cm" svg:x2="32.227cm" svg:y2="15.605cm">
          <text:p/>
        </draw:line>
        <draw:frame draw:style-name="gr21" draw:text-style-name="P9" draw:layer="layout" svg:width="1.387cm" svg:height="1.982cm" svg:x="30.62cm" svg:y="13.412cm">
          <draw:text-box>
            <text:p text:style-name="P8"><text:span text:style-name="T7">a</text:span></text:p>
          </draw:text-box>
        </draw:frame>
        <draw:g>
          <draw:path draw:style-name="gr24" draw:text-style-name="P1" draw:layer="layout" svg:width="2.88cm" svg:height="2.217cm" svg:x="25.873cm" svg:y="11.126cm" svg:viewBox="0 0 2881 2218" svg:d="M0 2218c2521 0 2881-2218 2881-2218">
            <text:p/>
          </draw:path>
          <draw:path draw:style-name="gr24" draw:text-style-name="P1" draw:layer="layout" svg:width="2.643cm" svg:height="0.974cm" draw:transform="skewX (0.187971960439789) rotate (1.37235239084314) translate (28.7542108709449cm 11.12215627309cm)" svg:viewBox="0 0 2644 975" svg:d="M0 0c2437 0 2644 975 2644 975">
            <text:p/>
          </draw:path>
          <draw:path draw:style-name="gr24" draw:text-style-name="P1" draw:layer="layout" svg:width="4.9cm" svg:height="2.217cm" svg:x="32.529cm" svg:y="11.128cm" svg:viewBox="0 0 4901 2218" svg:d="M4901 2218c-4288 0-4901-2218-4901-2218">
            <text:p/>
          </draw:path>
          <draw:path draw:style-name="gr24" draw:text-style-name="P1" draw:layer="layout" svg:width="2.738cm" svg:height="1.599cm" draw:transform="skewX (0.0956440430092892) rotate (-1.24092909816797) translate (31.64212744627cm 8.53207774807657cm)" svg:viewBox="0 0 2739 1600" svg:d="M2739 0c-2525-1-2739 1600-2739 1600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mfortaa Light2" svg:font-family="'Comfortaa Light'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20T15:57:15.094944661</meta:creation-date>
    <dc:date>2021-04-21T22:04:44.124375135</dc:date>
    <meta:editing-duration>PT58M43S</meta:editing-duration>
    <meta:editing-cycles>12</meta:editing-cycles>
    <meta:generator>LibreOffice/7.1.2.2$Linux_X86_64 LibreOffice_project/10$Build-2</meta:generator>
    <meta:document-statistic meta:object-count="56"/>
  </office:meta>
</office:document-meta>
</file>